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uión para la presentación del taller de software libre</text:p>
      <text:p text:style-name="P1"/>
      <text:p text:style-name="P1">-Vero: </text:p>
      <text:p text:style-name="P1">objetivo del taller – metodologia - quienes somos</text:p>
      <text:p text:style-name="P1"/>
      <text:p text:style-name="P1">agenda</text:p>
      <text:p text:style-name="P1">las cuatro libertades - otras dimensiones</text:p>
      <text:p text:style-name="P1">desmitificando</text:p>
      <text:p text:style-name="P1"/>
      <text:p text:style-name="P1">-gra</text:p>
      <text:p text:style-name="P1">algunos conceptos - requerimiento</text:p>
      <text:p text:style-name="P1"/>
      <text:p text:style-name="P1">- break, presentacion del auditorio</text:p>
      <text:p text:style-name="P1">hay alguien involucrado con el proceso de compra de soft?</text:p>
      <text:p text:style-name="P1"/>
      <text:p text:style-name="P1">contratamos software privativo? grafico</text:p>
      <text:p text:style-name="P1"/>
      <text:p text:style-name="P1">rol play: desarrollo privativo:</text:p>
      <text:p text:style-name="P1"/>
      <text:p text:style-name="P1">grafico 14: presupuesto - seguimiento - entregables</text:p>
      <text:p text:style-name="P1"/>
      <text:p text:style-name="P1">entregamos la caja, el cd, probamos la aplicacion</text:p>
      <text:p text:style-name="P1">ingresamos el codigo de activacion - todo parece funcionar</text:p>
      <text:p text:style-name="P1"/>
      <text:p text:style-name="P1">Actividad nro 1: leemos la licencia privativa</text:p>
      <text:p text:style-name="P1"/>
      <text:p text:style-name="P1">modificación, nuevo requerimiento</text:p>
      <text:p text:style-name="P1"/>
      <text:p text:style-name="P1">contratamos una solucion libre?</text:p>
      <text:p text:style-name="P1"/>
      <text:p text:style-name="P1">- sas</text:p>
      <text:p text:style-name="P1"/>
      <text:p text:style-name="P1">práctica de sw libre: seguir el plan de código</text:p>
      <text:p text:style-name="P1">hasta el punto 9: primera entrega del desarrollador</text:p>
      <text:p text:style-name="P1"/>
      <text:p text:style-name="P1">Actividad numero 2: lectura de la licencia gpl</text:p>
      <text:p text:style-name="P1"/>
      <text:p text:style-name="P1">seguimos con el codigo: nuevo requerimiento</text:p>
      <text:p text:style-name="P1"><text:soft-page-break/></text:p>
      <text:p text:style-name="P1">colaboracion de terceros</text:p>
      <text:p text:style-name="P1"/>
      <text:p text:style-name="P1">vero: resumen de practica de soft</text:p>
      <text:p text:style-name="P1"/>
      <text:p text:style-name="P1">- sscarano, que contrata un desarrollo libre, crea su propio repositorio</text:p>
      <text:p text:style-name="P1">- lo agrega a opensas, el desarrollador, para que pueda escribir en el repositorio</text:p>
      <text:p text:style-name="P1">- el desarrollador se clona el repositorio en su maquina</text:p>
      <text:p text:style-name="P1">- el desarrollador encuentra un proyecto libre y tambien clona ese proyecto en su maquina</text:p>
      <text:p text:style-name="P1">- el desarrollador trabaja en su maquina y cada vez que graba los cambios en el repositorio de github sscarano los puede ver, y bajarselos a su maquina para ir probanndolos</text:p>
      <text:p text:style-name="P1">- por ultimo, un usuario sin permisos en el repositorio, puede hacer cambios y proponerlos, para que el dueño del repositorio los acepte o los rechace</text:p>
      <text:p text:style-name="P1">-es un mecanismo transparente y abierto a la colaboracion</text:p>
      <text:p text:style-name="P1">pero sin perder el control</text:p>
      <text:p text:style-name="P1"/>
      <text:p text:style-name="P1">--</text:p>
      <text:p text:style-name="P1"/>
      <text:p text:style-name="P1">segunda vuelta: vemos el código de la versión privativa</text:p>
      <text:p text:style-name="P1"/>
      <text:p text:style-name="P1">conclusiones</text:p>
      <text:p text:style-name="P1">--</text:p>
      <text:p text:style-name="P1"/>
      <text:p text:style-name="P1">Gra: </text:p>
      <text:p text:style-name="P1"/>
      <text:p text:style-name="P1">actividad numero 3: analizar sentencias y relacionar con las dimensiones del sw libre</text:p>
      <text:p text:style-name="P1"/>
      <text:p text:style-name="P1">Actividad 4: trabajo grupal: para pensar</text:p>
      <text:p text:style-name="P1"/>
      <text:p text:style-name="P1">los participantes trabajan por grupos y exponen</text:p>
      <text:p text:style-name="P1"/>
      <text:p text:style-name="P1">Conclusiones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 </meta:initial-creator>
    <meta:creation-date>2012-12-19T01:33:42</meta:creation-date>
    <dc:date>2012-12-19T01:46:25</dc:date>
    <dc:creator>sas </dc:creator>
    <meta:editing-duration>P0D</meta:editing-duration>
    <meta:editing-cycles>1</meta:editing-cycles>
    <meta:document-statistic meta:table-count="0" meta:image-count="0" meta:object-count="0" meta:page-count="2" meta:paragraph-count="42" meta:word-count="295" meta:character-count="1851" meta:non-whitespace-character-count="1596"/>
    <meta:generator>LibreOffice/3.5$Linux_X86_64 LibreOffice_project/350m1$Build-2</meta:generator>
  </office:meta>
</office:document-meta>
</file>